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01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983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9" style:family="table-cell" style:parent-style-name="Default">
      <style:text-properties style:font-name="Arial" style:font-name-asian="Arial"/>
    </style:style>
    <style:style style:name="ce10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5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.5pt" style:font-name-asian="Arial" style:font-size-asian="10.5pt" style:font-size-complex="10.5pt"/>
    </style:style>
    <style:style style:name="ce17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8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" style:font-weight-asian="normal" style:font-weight-complex="normal"/>
    </style:style>
  </office:automatic-styles>
  <office:body>
    <office:spreadsheet>
      <table:table table:name="BS China SME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1011" table:default-cell-style-name="ce9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China SME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6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资 <text:s text:c="3"/>产</text:p>
          </table:table-cell>
          <table:table-cell table:style-name="ce10" office:value-type="string" calcext:value-type="string">
            <text:p>期末数</text:p>
          </table:table-cell>
          <table:table-cell table:style-name="ce10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5" office:value-type="string" calcext:value-type="string">
            <text:p>期末数</text:p>
          </table:table-cell>
          <table:table-cell table:style-name="ce17" office:value-type="string" calcext:value-type="string">
            <text:p>年初数</text:p>
          </table:table-cell>
          <table:table-cell table:style-name="ce19" table:number-columns-repeated="4"/>
          <table:table-cell table:style-name="ce1" table:number-columns-repeated="1005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1" table:number-columns-repeated="2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ce11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1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1" office:value-type="string" calcext:value-type="string">
            <text:p><text:a xlink:href="python://page['lines']['d02']['balance_prev']" xlink:type="simple">python://page['lines']['d02']['balance_prev']</text:a></text:p>
          </table:table-cell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1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1" office:value-type="string" calcext:value-type="string">
            <text:p><text:a xlink:href="python://page['lines']['c02']['balance_prev']" xlink:type="simple">python://page['lines']['c0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1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1" office:value-type="string" calcext:value-type="string">
            <text:p><text:a xlink:href="python://page['lines']['d03']['balance_prev']" xlink:type="simple">python://page['lines']['d03']['balance_prev']</text:a></text:p>
          </table:table-cell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1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1" office:value-type="string" calcext:value-type="string">
            <text:p><text:a xlink:href="python://page['lines']['c03']['balance_prev']" xlink:type="simple">python://page['lines']['c0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1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1" office:value-type="string" calcext:value-type="string">
            <text:p><text:a xlink:href="python://page['lines']['d04']['balance_prev']" xlink:type="simple">python://page['lines']['d04']['balance_prev']</text:a></text:p>
          </table:table-cell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1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1" office:value-type="string" calcext:value-type="string">
            <text:p><text:a xlink:href="python://page['lines']['c04']['balance_prev']" xlink:type="simple">python://page['lines']['c0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1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1" office:value-type="string" calcext:value-type="string">
            <text:p><text:a xlink:href="python://page['lines']['d05']['balance_prev']" xlink:type="simple">python://page['lines']['d05']['balance_prev']</text:a></text:p>
          </table:table-cell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1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1" office:value-type="string" calcext:value-type="string">
            <text:p><text:a xlink:href="python://page['lines']['c05']['balance_prev']" xlink:type="simple">python://page['lines']['c0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1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1" office:value-type="string" calcext:value-type="string">
            <text:p><text:a xlink:href="python://page['lines']['d06']['balance_prev']" xlink:type="simple">python://page['lines']['d06']['balance_prev']</text:a></text:p>
          </table:table-cell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1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1" office:value-type="string" calcext:value-type="string">
            <text:p><text:a xlink:href="python://page['lines']['c06']['balance_prev']" xlink:type="simple">python://page['lines']['c0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1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1" office:value-type="string" calcext:value-type="string">
            <text:p><text:a xlink:href="python://page['lines']['d07']['balance_prev']" xlink:type="simple">python://page['lines']['d07']['balance_prev']</text:a></text:p>
          </table:table-cell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1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1" office:value-type="string" calcext:value-type="string">
            <text:p><text:a xlink:href="python://page['lines']['c07']['balance_prev']" xlink:type="simple">python://page['lines']['c0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1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1" office:value-type="string" calcext:value-type="string">
            <text:p><text:a xlink:href="python://page['lines']['d08']['balance_prev']" xlink:type="simple">python://page['lines']['d08']['balance_prev']</text:a></text:p>
          </table:table-cell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1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1" office:value-type="string" calcext:value-type="string">
            <text:p><text:a xlink:href="python://page['lines']['c08']['balance_prev']" xlink:type="simple">python://page['lines']['c0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1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1" office:value-type="string" calcext:value-type="string">
            <text:p><text:a xlink:href="python://page['lines']['d09']['balance_prev']" xlink:type="simple">python://page['lines']['d09']['balance_prev']</text:a></text:p>
          </table:table-cell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1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1" office:value-type="string" calcext:value-type="string">
            <text:p><text:a xlink:href="python://page['lines']['c09']['balance_prev']" xlink:type="simple">python://page['lines']['c0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1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1" office:value-type="string" calcext:value-type="string">
            <text:p><text:a xlink:href="python://page['lines']['d10']['balance_prev']" xlink:type="simple">python://page['lines']['d10']['balance_prev']</text:a></text:p>
          </table:table-cell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1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1" office:value-type="string" calcext:value-type="string">
            <text:p><text:a xlink:href="python://page['lines']['c10']['balance_prev']" xlink:type="simple">python://page['lines']['c1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1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1" office:value-type="string" calcext:value-type="string">
            <text:p><text:a xlink:href="python://page['lines']['d11']['balance_prev']" xlink:type="simple">python://page['lines']['d11']['balance_prev']</text:a></text:p>
          </table:table-cell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1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1" office:value-type="string" calcext:value-type="string">
            <text:p><text:a xlink:href="python://page['lines']['c11']['balance_prev']" xlink:type="simple">python://page['lines']['c1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1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1" office:value-type="string" calcext:value-type="string">
            <text:p><text:a xlink:href="python://page['lines']['d12']['balance_prev']" xlink:type="simple">python://page['lines']['d12']['balance_prev']</text:a></text:p>
          </table:table-cell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1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1" office:value-type="string" calcext:value-type="string">
            <text:p><text:a xlink:href="python://page['lines']['c12']['balance_prev']" xlink:type="simple">python://page['lines']['c1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1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1" office:value-type="string" calcext:value-type="string">
            <text:p><text:a xlink:href="python://page['lines']['d13']['balance_prev']" xlink:type="simple">python://page['lines']['d13']['balance_prev']</text:a></text:p>
          </table:table-cell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1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1" office:value-type="string" calcext:value-type="string">
            <text:p><text:a xlink:href="python://page['lines']['c13']['balance_prev']" xlink:type="simple">python://page['lines']['c1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1" office:value-type="string" calcext:value-type="string">
            <text:p><text:a xlink:href="python://page['lines']['d14']['balance']" xlink:type="simple">python://page['lines']['d14']['balance']</text:a></text:p>
          </table:table-cell>
          <table:table-cell table:style-name="ce11" office:value-type="string" calcext:value-type="string">
            <text:p><text:a xlink:href="python://page['lines']['d14']['balance_prev']" xlink:type="simple">python://page['lines']['d14']['balance_prev']</text:a></text:p>
          </table:table-cell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1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1" office:value-type="string" calcext:value-type="string">
            <text:p><text:a xlink:href="python://page['lines']['c14']['balance_prev']" xlink:type="simple">python://page['lines']['c1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1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1" office:value-type="string" calcext:value-type="string">
            <text:p><text:a xlink:href="python://page['lines']['d15']['balance_prev']" xlink:type="simple">python://page['lines']['d15']['balance_prev']</text:a></text:p>
          </table:table-cell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1" office:value-type="string" calcext:value-type="string">
            <text:p><text:a xlink:href="python://page['lines']['c15']['balance']" xlink:type="simple">python://page['lines']['c15']['balance']</text:a></text:p>
          </table:table-cell>
          <table:table-cell table:style-name="ce11" office:value-type="string" calcext:value-type="string">
            <text:p><text:a xlink:href="python://page['lines']['c15']['balance_prev']" xlink:type="simple">python://page['lines']['c1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1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1" office:value-type="string" calcext:value-type="string">
            <text:p><text:a xlink:href="python://page['lines']['d16']['balance_prev']" xlink:type="simple">python://page['lines']['d16']['balance_prev']</text:a></text:p>
          </table:table-cell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1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1" office:value-type="string" calcext:value-type="string">
            <text:p><text:a xlink:href="python://page['lines']['c16']['balance_prev']" xlink:type="simple">python://page['lines']['c1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1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1" office:value-type="string" calcext:value-type="string">
            <text:p><text:a xlink:href="python://page['lines']['d17']['balance_prev']" xlink:type="simple">python://page['lines']['d17']['balance_prev']</text:a></text:p>
          </table:table-cell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1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1" office:value-type="string" calcext:value-type="string">
            <text:p><text:a xlink:href="python://page['lines']['c17']['balance_prev']" xlink:type="simple">python://page['lines']['c1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1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1" office:value-type="string" calcext:value-type="string">
            <text:p><text:a xlink:href="python://page['lines']['d18']['balance_prev']" xlink:type="simple">python://page['lines']['d18']['balance_prev']</text:a></text:p>
          </table:table-cell>
          <table:table-cell table:style-name="ce14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1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1" office:value-type="string" calcext:value-type="string">
            <text:p><text:a xlink:href="python://page['lines']['c18']['balance_prev']" xlink:type="simple">python://page['lines']['c1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1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1" office:value-type="string" calcext:value-type="string">
            <text:p><text:a xlink:href="python://page['lines']['d19']['balance_prev']" xlink:type="simple">python://page['lines']['d19']['balance_prev']</text:a></text:p>
          </table:table-cell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1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1" office:value-type="string" calcext:value-type="string">
            <text:p><text:a xlink:href="python://page['lines']['c19']['balance_prev']" xlink:type="simple">python://page['lines']['c1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1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1" office:value-type="string" calcext:value-type="string">
            <text:p><text:a xlink:href="python://page['lines']['d20']['balance_prev']" xlink:type="simple">python://page['lines']['d20']['balance_prev']</text:a></text:p>
          </table:table-cell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1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1" office:value-type="string" calcext:value-type="string">
            <text:p><text:a xlink:href="python://page['lines']['c20']['balance_prev']" xlink:type="simple">python://page['lines']['c2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1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1" office:value-type="string" calcext:value-type="string">
            <text:p><text:a xlink:href="python://page['lines']['d21']['balance_prev']" xlink:type="simple">python://page['lines']['d21']['balance_prev']</text:a></text:p>
          </table:table-cell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1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1" office:value-type="string" calcext:value-type="string">
            <text:p><text:a xlink:href="python://page['lines']['c21']['balance_prev']" xlink:type="simple">python://page['lines']['c2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1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1" office:value-type="string" calcext:value-type="string">
            <text:p><text:a xlink:href="python://page['lines']['d22']['balance_prev']" xlink:type="simple">python://page['lines']['d22']['balance_prev']</text:a></text:p>
          </table:table-cell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1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1" office:value-type="string" calcext:value-type="string">
            <text:p><text:a xlink:href="python://page['lines']['c22']['balance_prev']" xlink:type="simple">python://page['lines']['c2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1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1" office:value-type="string" calcext:value-type="string">
            <text:p><text:a xlink:href="python://page['lines']['d23']['balance_prev']" xlink:type="simple">python://page['lines']['d23']['balance_prev']</text:a></text:p>
          </table:table-cell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1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1" office:value-type="string" calcext:value-type="string">
            <text:p><text:a xlink:href="python://page['lines']['c23']['balance_prev']" xlink:type="simple">python://page['lines']['c2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1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1" office:value-type="string" calcext:value-type="string">
            <text:p><text:a xlink:href="python://page['lines']['d24']['balance_prev']" xlink:type="simple">python://page['lines']['d24']['balance_prev']</text:a></text:p>
          </table:table-cell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1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1" office:value-type="string" calcext:value-type="string">
            <text:p><text:a xlink:href="python://page['lines']['c24']['balance_prev']" xlink:type="simple">python://page['lines']['c2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1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1" office:value-type="string" calcext:value-type="string">
            <text:p><text:a xlink:href="python://page['lines']['d25']['balance_prev']" xlink:type="simple">python://page['lines']['d25']['balance_prev']</text:a></text:p>
          </table:table-cell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1" office:value-type="string" calcext:value-type="string">
            <text:p><text:a xlink:href="python://page['lines']['c25']['balance']" xlink:type="simple">python://page['lines']['c25']['balance']</text:a></text:p>
          </table:table-cell>
          <table:table-cell table:style-name="ce11" office:value-type="string" calcext:value-type="string">
            <text:p><text:a xlink:href="python://page['lines']['c25']['balance_prev']" xlink:type="simple">python://page['lines']['c2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1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1" office:value-type="string" calcext:value-type="string">
            <text:p><text:a xlink:href="python://page['lines']['d26']['balance_prev']" xlink:type="simple">python://page['lines']['d26']['balance_prev']</text:a></text:p>
          </table:table-cell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1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1" office:value-type="string" calcext:value-type="string">
            <text:p><text:a xlink:href="python://page['lines']['c26']['balance_prev']" xlink:type="simple">python://page['lines']['c2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1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1" office:value-type="string" calcext:value-type="string">
            <text:p><text:a xlink:href="python://page['lines']['d27']['balance_prev']" xlink:type="simple">python://page['lines']['d27']['balance_prev']</text:a></text:p>
          </table:table-cell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1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1" office:value-type="string" calcext:value-type="string">
            <text:p><text:a xlink:href="python://page['lines']['c27']['balance_prev']" xlink:type="simple">python://page['lines']['c2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1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1" office:value-type="string" calcext:value-type="string">
            <text:p><text:a xlink:href="python://page['lines']['d28']['balance_prev']" xlink:type="simple">python://page['lines']['d28']['balance_prev']</text:a></text:p>
          </table:table-cell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1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1" office:value-type="string" calcext:value-type="string">
            <text:p><text:a xlink:href="python://page['lines']['c28']['balance_prev']" xlink:type="simple">python://page['lines']['c2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1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1" office:value-type="string" calcext:value-type="string">
            <text:p><text:a xlink:href="python://page['lines']['d29']['balance_prev']" xlink:type="simple">python://page['lines']['d29']['balance_prev']</text:a></text:p>
          </table:table-cell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1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1" office:value-type="string" calcext:value-type="string">
            <text:p><text:a xlink:href="python://page['lines']['c29']['balance_prev']" xlink:type="simple">python://page['lines']['c2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1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1" office:value-type="string" calcext:value-type="string">
            <text:p><text:a xlink:href="python://page['lines']['d30']['balance_prev']" xlink:type="simple">python://page['lines']['d30']['balance_prev']</text:a></text:p>
          </table:table-cell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1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1" office:value-type="string" calcext:value-type="string">
            <text:p><text:a xlink:href="python://page['lines']['c30']['balance_prev']" xlink:type="simple">python://page['lines']['c3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1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1" office:value-type="string" calcext:value-type="string">
            <text:p><text:a xlink:href="python://page['lines']['d31']['balance_prev']" xlink:type="simple">python://page['lines']['d31']['balance_prev']</text:a></text:p>
          </table:table-cell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1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1" office:value-type="string" calcext:value-type="string">
            <text:p><text:a xlink:href="python://page['lines']['c31']['balance_prev']" xlink:type="simple">python://page['lines']['c3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1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1" office:value-type="string" calcext:value-type="string">
            <text:p><text:a xlink:href="python://page['lines']['d32']['balance_prev']" xlink:type="simple">python://page['lines']['d32']['balance_prev']</text:a></text:p>
          </table:table-cell>
          <table:table-cell table:style-name="ce4"/>
          <table:table-cell table:style-name="ce11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1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1" office:value-type="string" calcext:value-type="string">
            <text:p><text:a xlink:href="python://page['lines']['d33']['balance_prev']" xlink:type="simple">python://page['lines']['d33']['balance_prev']</text:a></text:p>
          </table:table-cell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1" office:value-type="string" calcext:value-type="string">
            <text:p><text:a xlink:href="python://page['lines']['c32']['balance']" xlink:type="simple">python://page['lines']['c32']['balance']</text:a></text:p>
          </table:table-cell>
          <table:table-cell table:style-name="ce11" office:value-type="string" calcext:value-type="string">
            <text:p><text:a xlink:href="python://page['lines']['c32']['balance_prev']" xlink:type="simple">python://page['lines']['c3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6"/>
          <table:table-cell table:style-name="ce12"/>
          <table:table-cell table:style-name="ce13"/>
          <table:table-cell table:style-name="ce2" table:number-columns-repeated="2"/>
          <table:table-cell table:style-name="ce18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7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2"/>
          <table:table-cell table:style-name="ce13"/>
          <table:table-cell table:style-name="ce2" table:number-columns-repeated="2"/>
          <table:table-cell table:style-name="ce18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1" table:number-rows-repeated="65432">
          <table:table-cell table:style-name="ce1" table:number-columns-repeated="1015"/>
          <table:table-cell table:number-columns-repeated="9"/>
        </table:table-row>
        <table:table-row table:style-name="ro1" table:number-rows-repeated="9830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¥</number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1:50:15.15466322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7-31T12:07:02.256647637</dc:date>
    <meta:editing-duration>P2DT1H44M33S</meta:editing-duration>
    <meta:editing-cycles>824</meta:editing-cycles>
    <meta:generator>LibreOffice/4.2.6.3$Linux_X86_64 LibreOffice_project/420m0$Build-3</meta:generator>
    <meta:document-statistic meta:table-count="1" meta:cell-count="211" meta:object-count="2"/>
  </office:meta>
</office:document-meta>
</file>